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657" calcext:value-type="float">
            <text:p>657</text:p>
          </table:table-cell>
          <table:table-cell/>
          <table:table-cell table:formula="of:=IF(MOD([.A1];2)=1;&quot;Odd&quot;;&quot;Even&quot;)" office:value-type="string" office:string-value="Odd" calcext:value-type="string">
            <text:p>Odd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float" office:value="1972" calcext:value-type="float">
            <text:p>1972</text:p>
          </table:table-cell>
          <table:table-cell/>
          <table:table-cell table:formula="of:=IF(MOD([.A2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/>
          <table:table-cell table:formula="of:=IF(MOD([.A3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formula="of:=IF(MOD([.A4];2)=1;&quot;Odd&quot;;&quot;Even&quot;)" office:value-type="string" office:string-value="Odd" calcext:value-type="string">
            <text:p>Odd</text:p>
          </table:table-cell>
          <table:table-cell/>
          <table:table-cell office:value-type="string" calcext:value-type="string">
            <text:p>Odd</text:p>
          </table:table-cell>
          <table:table-cell table:formula="of:=COUNTIF([.C1:.C169];&quot;ODD&quot;)" office:value-type="float" office:value="57" calcext:value-type="float">
            <text:p>57</text:p>
          </table:table-cell>
          <table:table-cell/>
          <table:table-cell office:value-type="string" calcext:value-type="string">
            <text:p>impair</text:p>
          </table:table-cell>
          <table:table-cell table:formula="of:=[.F4]*100/[.F7]" office:value-type="float" office:value="35.1851851851852" calcext:value-type="float">
            <text:p>35.185185185185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/>
          <table:table-cell table:formula="of:=IF(MOD([.A5];2)=1;&quot;Odd&quot;;&quot;Even&quot;)" office:value-type="string" office:string-value="Even" calcext:value-type="string">
            <text:p>Even</text:p>
          </table:table-cell>
          <table:table-cell/>
          <table:table-cell office:value-type="string" calcext:value-type="string">
            <text:p>Even</text:p>
          </table:table-cell>
          <table:table-cell table:formula="of:=COUNTIF([.C1:.C169];&quot;EVEN&quot;)" office:value-type="float" office:value="105" calcext:value-type="float">
            <text:p>105</text:p>
          </table:table-cell>
          <table:table-cell/>
          <table:table-cell office:value-type="string" calcext:value-type="string">
            <text:p>pair</text:p>
          </table:table-cell>
          <table:table-cell table:formula="of:=[.F5]*100/[.F7]" office:value-type="float" office:value="64.8148148148148" calcext:value-type="float">
            <text:p>64.814814814814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table:formula="of:=IF(MOD([.A6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IF(MOD([.A7];2)=1;&quot;Odd&quot;;&quot;Even&quot;)" office:value-type="string" office:string-value="Even" calcext:value-type="string">
            <text:p>Even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IF(MOD([.A8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table:formula="of:=IF(MOD([.A9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formula="of:=IF(MOD([.A10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IF(MOD([.A11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formula="of:=IF(MOD([.A12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IF(MOD([.A13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table:formula="of:=IF(MOD([.A14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formula="of:=IF(MOD([.A15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IF(MOD([.A16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IF(MOD([.A17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IF(MOD([.A18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IF(MOD([.A19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IF(MOD([.A20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IF(MOD([.A21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IF(MOD([.A22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formula="of:=IF(MOD([.A23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IF(MOD([.A24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IF(MOD([.A25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IF(MOD([.A26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IF(MOD([.A27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IF(MOD([.A28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IF(MOD([.A29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IF(MOD([.A30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IF(MOD([.A31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F(MOD([.A32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IF(MOD([.A33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IF(MOD([.A34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IF(MOD([.A35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IF(MOD([.A36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F(MOD([.A37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IF(MOD([.A38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IF(MOD([.A39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IF(MOD([.A40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IF(MOD([.A41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F(MOD([.A42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F(MOD([.A43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MOD([.A44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IF(MOD([.A45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MOD([.A46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F(MOD([.A47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IF(MOD([.A48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IF(MOD([.A49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F(MOD([.A50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F(MOD([.A51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F(MOD([.A52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IF(MOD([.A53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IF(MOD([.A54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IF(MOD([.A55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IF(MOD([.A56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IF(MOD([.A57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IF(MOD([.A58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IF(MOD([.A59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IF(MOD([.A60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IF(MOD([.A61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IF(MOD([.A62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IF(MOD([.A63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formula="of:=IF(MOD([.A64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IF(MOD([.A65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IF(MOD([.A66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IF(MOD([.A67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IF(MOD([.A68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formula="of:=IF(MOD([.A69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IF(MOD([.A70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IF(MOD([.A71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formula="of:=IF(MOD([.A72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IF(MOD([.A73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IF(MOD([.A74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IF(MOD([.A75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IF(MOD([.A76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IF(MOD([.A77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IF(MOD([.A78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formula="of:=IF(MOD([.A79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IF(MOD([.A80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formula="of:=IF(MOD([.A81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IF(MOD([.A82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IF(MOD([.A83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table:formula="of:=IF(MOD([.A84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IF(MOD([.A85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table:formula="of:=IF(MOD([.A86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formula="of:=IF(MOD([.A87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1186" calcext:value-type="float">
            <text:p>1186</text:p>
          </table:table-cell>
          <table:table-cell/>
          <table:table-cell table:formula="of:=IF(MOD([.A88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table:formula="of:=IF(MOD([.A89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1780" calcext:value-type="float">
            <text:p>1780</text:p>
          </table:table-cell>
          <table:table-cell/>
          <table:table-cell table:formula="of:=IF(MOD([.A90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table:formula="of:=IF(MOD([.A91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formula="of:=IF(MOD([.A92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1336" calcext:value-type="float">
            <text:p>1336</text:p>
          </table:table-cell>
          <table:table-cell/>
          <table:table-cell table:formula="of:=IF(MOD([.A93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  <table:table-cell table:formula="of:=IF(MOD([.A94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formula="of:=IF(MOD([.A95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IF(MOD([.A96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table:formula="of:=IF(MOD([.A97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IF(MOD([.A98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  <table:table-cell table:formula="of:=IF(MOD([.A99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formula="of:=IF(MOD([.A100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1132" calcext:value-type="float">
            <text:p>1132</text:p>
          </table:table-cell>
          <table:table-cell/>
          <table:table-cell table:formula="of:=IF(MOD([.A101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table:formula="of:=IF(MOD([.A102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formula="of:=IF(MOD([.A103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table:formula="of:=IF(MOD([.A104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IF(MOD([.A105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1276" calcext:value-type="float">
            <text:p>1276</text:p>
          </table:table-cell>
          <table:table-cell/>
          <table:table-cell table:formula="of:=IF(MOD([.A106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table:formula="of:=IF(MOD([.A107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formula="of:=IF(MOD([.A108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/>
          <table:table-cell table:formula="of:=IF(MOD([.A109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formula="of:=IF(MOD([.A110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1438" calcext:value-type="float">
            <text:p>1438</text:p>
          </table:table-cell>
          <table:table-cell/>
          <table:table-cell table:formula="of:=IF(MOD([.A111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/>
          <table:table-cell table:formula="of:=IF(MOD([.A112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2158" calcext:value-type="float">
            <text:p>2158</text:p>
          </table:table-cell>
          <table:table-cell/>
          <table:table-cell table:formula="of:=IF(MOD([.A113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079" calcext:value-type="float">
            <text:p>1079</text:p>
          </table:table-cell>
          <table:table-cell/>
          <table:table-cell table:formula="of:=IF(MOD([.A114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3238" calcext:value-type="float">
            <text:p>3238</text:p>
          </table:table-cell>
          <table:table-cell/>
          <table:table-cell table:formula="of:=IF(MOD([.A115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619" calcext:value-type="float">
            <text:p>1619</text:p>
          </table:table-cell>
          <table:table-cell/>
          <table:table-cell table:formula="of:=IF(MOD([.A116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4858" calcext:value-type="float">
            <text:p>4858</text:p>
          </table:table-cell>
          <table:table-cell/>
          <table:table-cell table:formula="of:=IF(MOD([.A117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429" calcext:value-type="float">
            <text:p>2429</text:p>
          </table:table-cell>
          <table:table-cell/>
          <table:table-cell table:formula="of:=IF(MOD([.A118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7288" calcext:value-type="float">
            <text:p>7288</text:p>
          </table:table-cell>
          <table:table-cell/>
          <table:table-cell table:formula="of:=IF(MOD([.A119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3644" calcext:value-type="float">
            <text:p>3644</text:p>
          </table:table-cell>
          <table:table-cell/>
          <table:table-cell table:formula="of:=IF(MOD([.A120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822" calcext:value-type="float">
            <text:p>1822</text:p>
          </table:table-cell>
          <table:table-cell/>
          <table:table-cell table:formula="of:=IF(MOD([.A121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/>
          <table:table-cell table:formula="of:=IF(MOD([.A122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table:formula="of:=IF(MOD([.A123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367" calcext:value-type="float">
            <text:p>1367</text:p>
          </table:table-cell>
          <table:table-cell/>
          <table:table-cell table:formula="of:=IF(MOD([.A124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4102" calcext:value-type="float">
            <text:p>4102</text:p>
          </table:table-cell>
          <table:table-cell/>
          <table:table-cell table:formula="of:=IF(MOD([.A125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051" calcext:value-type="float">
            <text:p>2051</text:p>
          </table:table-cell>
          <table:table-cell/>
          <table:table-cell table:formula="of:=IF(MOD([.A126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6154" calcext:value-type="float">
            <text:p>6154</text:p>
          </table:table-cell>
          <table:table-cell/>
          <table:table-cell table:formula="of:=IF(MOD([.A127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3077" calcext:value-type="float">
            <text:p>3077</text:p>
          </table:table-cell>
          <table:table-cell/>
          <table:table-cell table:formula="of:=IF(MOD([.A128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9232" calcext:value-type="float">
            <text:p>9232</text:p>
          </table:table-cell>
          <table:table-cell/>
          <table:table-cell table:formula="of:=IF(MOD([.A129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4616" calcext:value-type="float">
            <text:p>4616</text:p>
          </table:table-cell>
          <table:table-cell/>
          <table:table-cell table:formula="of:=IF(MOD([.A130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308" calcext:value-type="float">
            <text:p>2308</text:p>
          </table:table-cell>
          <table:table-cell/>
          <table:table-cell table:formula="of:=IF(MOD([.A131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154" calcext:value-type="float">
            <text:p>1154</text:p>
          </table:table-cell>
          <table:table-cell/>
          <table:table-cell table:formula="of:=IF(MOD([.A132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table:formula="of:=IF(MOD([.A133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1732" calcext:value-type="float">
            <text:p>1732</text:p>
          </table:table-cell>
          <table:table-cell/>
          <table:table-cell table:formula="of:=IF(MOD([.A134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866" calcext:value-type="float">
            <text:p>866</text:p>
          </table:table-cell>
          <table:table-cell/>
          <table:table-cell table:formula="of:=IF(MOD([.A135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formula="of:=IF(MOD([.A136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  <table:table-cell table:formula="of:=IF(MOD([.A137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table:formula="of:=IF(MOD([.A138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formula="of:=IF(MOD([.A139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/>
          <table:table-cell table:formula="of:=IF(MOD([.A140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IF(MOD([.A141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IF(MOD([.A142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IF(MOD([.A143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IF(MOD([.A144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IF(MOD([.A145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IF(MOD([.A146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IF(MOD([.A147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F(MOD([.A148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IF(MOD([.A149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IF(MOD([.A150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IF(MOD([.A151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IF(MOD([.A152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IF(MOD([.A153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IF(MOD([.A154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MOD([.A155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IF(MOD([.A156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MOD([.A157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F(MOD([.A158];2)=1;&quot;Odd&quot;;&quot;Even&quot;)" office:value-type="string" office:string-value="Odd" calcext:value-type="string">
            <text:p>Odd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IF(MOD([.A159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IF(MOD([.A160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F(MOD([.A161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F(MOD([.A162];2)=1;&quot;Odd&quot;;&quot;Even&quot;)" office:value-type="string" office:string-value="Even" calcext:value-type="string">
            <text:p>Eve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2T22:50:11.418065245</meta:creation-date>
    <dc:date>2021-12-22T23:06:39.872092145</dc:date>
    <meta:editing-duration>PT16M28S</meta:editing-duration>
    <meta:editing-cycles>2</meta:editing-cycles>
    <meta:generator>LibreOffice/7.0.4.2$Linux_X86_64 LibreOffice_project/00$Build-2</meta:generator>
    <meta:document-statistic meta:table-count="1" meta:cell-count="335" meta:object-count="0"/>
  </office:meta>
</office:document-meta>
</file>